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2a26" officeooo:paragraph-rsid="000a2a26"/>
    </style:style>
    <style:style style:name="P2" style:family="paragraph" style:parent-style-name="Standard">
      <style:text-properties officeooo:rsid="000bd1e1" officeooo:paragraph-rsid="000bd1e1"/>
    </style:style>
    <style:style style:name="P3" style:family="paragraph" style:parent-style-name="Standard">
      <style:text-properties officeooo:rsid="000bd1e1" officeooo:paragraph-rsid="000d9340"/>
    </style:style>
    <style:style style:name="P4" style:family="paragraph" style:parent-style-name="Standard">
      <style:text-properties fo:color="#990000" officeooo:rsid="000bd1e1" officeooo:paragraph-rsid="000bd1e1"/>
    </style:style>
    <style:style style:name="P5" style:family="paragraph" style:parent-style-name="Standard">
      <style:text-properties fo:color="#990000" officeooo:rsid="000a2a26" officeooo:paragraph-rsid="000a2a26"/>
    </style:style>
    <style:style style:name="P6" style:family="paragraph" style:parent-style-name="Header">
      <style:text-properties officeooo:rsid="000a2a26" officeooo:paragraph-rsid="000a2a26"/>
    </style:style>
    <style:style style:name="T1" style:family="text">
      <style:text-properties officeooo:rsid="000bd1e1"/>
    </style:style>
    <style:style style:name="T2" style:family="text">
      <style:text-properties officeooo:rsid="000d9340"/>
    </style:style>
    <style:style style:name="T3" style:family="text">
      <style:text-properties fo:color="#660066"/>
    </style:style>
    <style:style style:name="T4" style:family="text">
      <style:text-properties fo:color="#660066" officeooo:rsid="000bd1e1"/>
    </style:style>
    <style:style style:name="T5" style:family="text">
      <style:text-properties fo:color="#006600"/>
    </style:style>
    <style:style style:name="T6" style:family="text">
      <style:text-properties fo:color="#006600" officeooo:rsid="000bd1e1"/>
    </style:style>
    <style:style style:name="T7" style:family="text">
      <style:text-properties fo:color="#006600" officeooo:rsid="000d93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-User</text:p>
      <text:p text:style-name="P1"><text:tab/>1-I<text:span text:style-name="T1">d</text:span></text:p>
      <text:p text:style-name="P1"><text:tab/>2-Name</text:p>
      <text:p text:style-name="P1"><text:tab/>3-Department</text:p>
      <text:p text:style-name="P1"><text:tab/>4-Description:[]</text:p>
      <text:p text:style-name="P1"><text:tab/>5-Type</text:p>
      <text:p text:style-name="P1"><text:tab/>6-Active</text:p>
      <text:p text:style-name="P1"><text:tab/>7-Username</text:p>
      <text:p text:style-name="P1"><text:tab/>8-Password</text:p>
      <text:p text:style-name="P1"><text:tab/>9-Salt</text:p>
      <text:p text:style-name="P1"><text:tab/>10-Permissions</text:p>
      <text:p text:style-name="P1"><text:tab/>11-Keys</text:p>
      <text:p text:style-name="P1"/>
      <text:p text:style-name="P1"/>
      <text:p text:style-name="P5">II-Leads</text:p>
      <text:p text:style-name="P1"><text:tab/><text:span text:style-name="T5">1-</text:span><text:span text:style-name="T6">Lead_Id</text:span></text:p>
      <text:p text:style-name="P1"><text:tab/><text:span text:style-name="T1">2-Details:[]</text:span></text:p>
      <text:p text:style-name="P1"><text:tab/><text:span text:style-name="T1">3-Current_Status</text:span></text:p>
      <text:p text:style-name="P1"><text:tab/><text:span text:style-name="T1">4-Holding_Department</text:span></text:p>
      <text:p text:style-name="P1"><text:tab/><text:span text:style-name="T1">5-Deadline</text:span></text:p>
      <text:p text:style-name="P1"><text:tab/><text:span text:style-name="T1">6-Sales_Person_Id</text:span></text:p>
      <text:p text:style-name="P1"><text:tab/><text:span text:style-name="T1">7-Creation_Date/Time</text:span></text:p>
      <text:p text:style-name="P1"><text:tab/><text:span text:style-name="T1">8-Delivered_Dtae/Time</text:span></text:p>
      <text:p text:style-name="P1"><text:tab/><text:span text:style-name="T1">9-Logs</text:span></text:p>
      <text:p text:style-name="P1"/>
      <text:p text:style-name="P4">III-Docs</text:p>
      <text:p text:style-name="P2"><text:tab/>1-Doc_Id</text:p>
      <text:p text:style-name="P2"><text:tab/>2-URL</text:p>
      <text:p text:style-name="P2"><text:tab/>3-Type</text:p>
      <text:p text:style-name="P2"><text:tab/><text:span text:style-name="T5">4-Lead_Id</text:span></text:p>
      <text:p text:style-name="P2"><text:tab/>5-Created_By</text:p>
      <text:p text:style-name="P2"><text:tab/>6-Created_Date/Time</text:p>
      <text:p text:style-name="P2"><text:tab/>7-Updated_By</text:p>
      <text:p text:style-name="P2"><text:tab/>8-Updated_Date/Time</text:p>
      <text:p text:style-name="P2"><text:tab/>9-Logs</text:p>
      <text:p text:style-name="P2"/>
      <text:p text:style-name="P4">IV- Assigned Task</text:p>
      <text:p text:style-name="P2"><text:tab/>1-Task_Id</text:p>
      <text:p text:style-name="P2"><text:tab/>2-Doc_<text:span text:style-name="T2">Id</text:span></text:p>
      <text:p text:style-name="P2"><text:tab/><text:span text:style-name="T7">3-Lead_Id</text:span></text:p>
      <text:p text:style-name="P2"><text:tab/><text:span text:style-name="T2">4-Department</text:span></text:p>
      <text:p text:style-name="P2"><text:tab/><text:span text:style-name="T2">5-Assignee_Id</text:span></text:p>
      <text:p text:style-name="P2"><text:tab/><text:span text:style-name="T2">6-Assigner_Id</text:span></text:p>
      <text:p text:style-name="P3"><text:tab/><text:span text:style-name="T2">7-Status_ Assignee</text:span></text:p>
      <text:p text:style-name="P3"><text:tab/><text:span text:style-name="T2">8-Status_ Assigner</text:span></text:p>
      <text:p text:style-name="P3"><text:tab/><text:span text:style-name="T2">9-Rating</text:span></text:p>
      <text:p text:style-name="P3"><text:tab/><text:span text:style-name="T2">10-Action_Logs:[]</text:span></text:p>
      <text:p text:style-name="P3"><text:tab/><text:span text:style-name="T2">11-Sent_Back:[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2a26" officeooo:paragraph-rsid="000a2a2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ternal Workflow Schem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6:18:03.661855576</meta:creation-date>
    <dc:date>2017-05-24T16:51:46.565731353</dc:date>
    <meta:editing-duration>PT11M2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45" meta:word-count="51" meta:character-count="569" meta:non-whitespace-character-count="523"/>
  </office:meta>
</office:document-meta>
</file>